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ListParagraph" style:list-style-name="LFO1" style:family="paragraph">
      <style:text-properties fo:font-size="12pt" style:font-size-asian="12pt" style:font-size-complex="12pt"/>
    </style:style>
    <style:style style:name="P8" style:parent-style-name="ListParagraph" style:list-style-name="LFO1" style:family="paragraph">
      <style:text-properties fo:font-size="12pt" style:font-size-asian="12pt" style:font-size-complex="12pt"/>
    </style:style>
    <style:style style:name="P9" style:parent-style-name="ListParagraph" style:list-style-name="LFO1" style:family="paragraph">
      <style:text-properties fo:font-size="12pt" style:font-size-asian="12pt" style:font-size-complex="12pt"/>
    </style:style>
    <style:style style:name="P10" style:parent-style-name="ListParagraph" style:list-style-name="LFO1" style:family="paragraph">
      <style:text-properties fo:font-size="12pt" style:font-size-asian="12pt" style:font-size-complex="12pt"/>
    </style:style>
    <style:style style:name="P11" style:parent-style-name="ListParagraph" style:list-style-name="LFO1" style:family="paragraph">
      <style:text-properties fo:font-size="12pt" style:font-size-asian="12pt" style:font-size-complex="12pt"/>
    </style:style>
    <style:style style:name="P12" style:parent-style-name="ListParagraph" style:list-style-name="LFO1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Use case: System maintenance</text:p>
      <text:p text:style-name="P2">Actor:<text:s/>Maintainer, user</text:p>
      <text:p text:style-name="P3">Trigger: issue in software or hardware</text:p>
      <text:p text:style-name="P4">Pre-condition: the company is responsible for fixing issues either within the guaranty period for free, or after this period for free if the issue is not related to the hardware stuff.</text:p>
      <text:p text:style-name="P5"/>
      <text:p text:style-name="P6">Main success scenario:</text:p>
      <text:list text:style-name="LFO1" text:continue-numbering="true">
        <text:list-item>
          <text:p text:style-name="P7">The user follow the guide book to figure out the issue</text:p>
        </text:list-item>
        <text:list-item>
          <text:p text:style-name="P8">Restarting the system by the user</text:p>
        </text:list-item>
        <text:list-item>
          <text:p text:style-name="P9">Specifying the kind of issue either related to software or hardware</text:p>
        </text:list-item>
        <text:list-item>
          <text:p text:style-name="P10">Testing all the system functionality to figure out if there is any other issue</text:p>
        </text:list-item>
        <text:list-item>
          <text:p text:style-name="P11">Giving <text:s/>the customer an appointment to replace or fix any part of the system</text:p>
        </text:list-item>
        <text:list-item>
          <text:p text:style-name="P12">Asking the user to give a feedback on the support team</text:p>
        </text:list-item>
      </text:list>
      <text:p text:style-name="P13"/>
      <text:p text:style-name="P14">Extensions:</text:p>
      <text:p text:style-name="P15">2a <text:s text:c="20"/>1. <text:s/>If the system return back working as before.</text:p>
      <text:p text:style-name="P16"><text:s text:c="25"/>2. End of use case.</text:p>
      <text:p text:style-name="P17">3a <text:s text:c="19"/>1. If the issue related to the software sector, the support team will solve the issue <text:s text:c="24"/></text:p>
      <text:p text:style-name="P18"><text:s text:c="24"/>Remotely.<text:s/></text:p>
      <text:p text:style-name="Normal"><text:span text:style-name="T19"><text:s text:c="23"/>2.<text:s/></text:span><text:span text:style-name="T20">continue to 6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u hamza</meta:initial-creator>
    <dc:creator>bu hamza</dc:creator>
    <meta:creation-date>2020-03-16T19:23:00Z</meta:creation-date>
    <dc:date>2020-03-17T00:13:00Z</dc:date>
    <meta:template xlink:href="Normal" xlink:type="simple"/>
    <meta:editing-cycles>1</meta:editing-cycles>
    <meta:editing-duration>PT4740S</meta:editing-duration>
    <meta:document-statistic meta:page-count="1" meta:paragraph-count="2" meta:word-count="155" meta:character-count="1007" meta:row-count="7" meta:non-whitespace-character-count="854"/>
  </office:meta>
</office:document-meta>
</file>